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Fuentedepárrafopredeter." style:family="text">
      <style:text-properties fo:color="#00B050"/>
    </style:style>
    <style:style style:name="T3" style:parent-style-name="Fuentedepárrafopredeter." style:family="text">
      <style:text-properties fo:font-weight="bold" style:font-weight-asian="bold" style:font-weight-complex="bold" fo:color="#00B050"/>
    </style:style>
    <style:style style:name="P4" style:parent-style-name="Standard" style:family="paragraph">
      <style:text-properties fo:color="#00B050"/>
    </style:style>
    <style:style style:name="P5" style:parent-style-name="Standard" style:family="paragraph">
      <style:text-properties fo:color="#00B050"/>
    </style:style>
    <style:style style:name="P6" style:parent-style-name="Standard" style:family="paragraph">
      <style:text-properties fo:color="#00B050"/>
    </style:style>
    <style:style style:name="P7" style:parent-style-name="Standard" style:family="paragraph">
      <style:text-properties fo:color="#00B050"/>
    </style:style>
    <style:style style:name="P8" style:parent-style-name="Standard" style:family="paragraph">
      <style:text-properties fo:color="#00B050"/>
    </style:style>
    <style:style style:name="P9" style:parent-style-name="Standard" style:family="paragraph">
      <style:text-properties fo:color="#00B050"/>
    </style:style>
    <style:style style:name="P10" style:parent-style-name="Standard" style:family="paragraph">
      <style:text-properties fo:color="#00B050"/>
    </style:style>
    <style:style style:name="P11" style:parent-style-name="Standard" style:family="paragraph">
      <style:text-properties fo:color="#00B050"/>
    </style:style>
    <style:style style:name="P12" style:parent-style-name="Standard" style:family="paragraph">
      <style:text-properties fo:color="#00B050"/>
    </style:style>
    <style:style style:name="T13" style:parent-style-name="Fuentedepárrafopredeter." style:family="text">
      <style:text-properties fo:color="#00B050"/>
    </style:style>
    <style:style style:name="T14" style:parent-style-name="Fuentedepárrafopredeter." style:family="text">
      <style:text-properties style:font-weight-complex="bold" fo:color="#00B050"/>
    </style:style>
    <style:style style:name="P15" style:parent-style-name="Standard" style:family="paragraph">
      <style:text-properties fo:color="#00B050"/>
    </style:style>
    <style:style style:name="P16" style:parent-style-name="Standard" style:family="paragraph">
      <style:text-properties fo:color="#00B050"/>
    </style:style>
    <style:style style:name="P17" style:parent-style-name="Standard" style:family="paragraph">
      <style:text-properties fo:color="#00B050"/>
    </style:style>
    <style:style style:name="P18" style:parent-style-name="Standard" style:family="paragraph">
      <style:text-properties fo:color="#00B050"/>
    </style:style>
    <style:style style:name="P19" style:parent-style-name="Standard" style:family="paragraph">
      <style:text-properties fo:color="#00B050"/>
    </style:style>
    <style:style style:name="P20" style:parent-style-name="Standard" style:family="paragraph">
      <style:text-properties fo:color="#00B050"/>
    </style:style>
    <style:style style:name="P21" style:parent-style-name="Standard" style:family="paragraph">
      <style:text-properties fo:color="#00B050"/>
    </style:style>
    <style:style style:name="P22" style:parent-style-name="Standard" style:family="paragraph">
      <style:text-properties fo:color="#00B050"/>
    </style:style>
    <style:style style:name="P23" style:parent-style-name="Standard" style:family="paragraph">
      <style:text-properties fo:color="#00B050"/>
    </style:style>
    <style:style style:name="P24" style:parent-style-name="Standard" style:family="paragraph">
      <style:text-properties fo:color="#00B050"/>
    </style:style>
    <style:style style:name="P25" style:parent-style-name="Standard" style:family="paragraph">
      <style:text-properties fo:color="#00B050"/>
    </style:style>
    <style:style style:name="P26" style:parent-style-name="Standard" style:family="paragraph">
      <style:text-properties fo:color="#00B050"/>
    </style:style>
    <style:style style:name="P27" style:parent-style-name="Standard" style:family="paragraph">
      <style:text-properties fo:color="#00B050"/>
    </style:style>
    <style:style style:name="P28" style:parent-style-name="Standard" style:family="paragraph">
      <style:text-properties fo:color="#00B050"/>
    </style:style>
    <style:style style:name="P29" style:parent-style-name="Standard" style:family="paragraph">
      <style:text-properties fo:color="#00B050"/>
    </style:style>
    <style:style style:name="P30" style:parent-style-name="Standard" style:family="paragraph">
      <style:text-properties fo:color="#00B050"/>
    </style:style>
    <style:style style:name="P31" style:parent-style-name="Standard" style:family="paragraph">
      <style:text-properties fo:color="#00B050"/>
    </style:style>
    <style:style style:name="P32" style:parent-style-name="Standard" style:family="paragraph">
      <style:text-properties fo:color="#00B050"/>
    </style:style>
    <style:style style:name="P33" style:parent-style-name="Standard" style:family="paragraph">
      <style:text-properties fo:color="#00B050"/>
    </style:style>
    <style:style style:name="P34" style:parent-style-name="Standard" style:family="paragraph">
      <style:text-properties fo:color="#00B050"/>
    </style:style>
    <style:style style:name="P35" style:parent-style-name="Standard" style:family="paragraph">
      <style:text-properties fo:color="#00B050"/>
    </style:style>
    <style:style style:name="P36" style:parent-style-name="Standard" style:family="paragraph">
      <style:text-properties fo:color="#00B050"/>
    </style:style>
    <style:style style:name="P37" style:parent-style-name="Standard" style:family="paragraph">
      <style:text-properties fo:color="#00B050"/>
    </style:style>
    <style:style style:name="P38" style:parent-style-name="Standard" style:family="paragraph">
      <style:text-properties fo:color="#00B050"/>
    </style:style>
    <style:style style:name="P39" style:parent-style-name="Standard" style:family="paragraph">
      <style:text-properties fo:color="#00B050"/>
    </style:style>
    <style:style style:name="P40" style:parent-style-name="Standard" style:family="paragraph">
      <style:text-properties fo:color="#00B050"/>
    </style:style>
    <style:style style:name="P41" style:parent-style-name="Standard" style:family="paragraph">
      <style:text-properties fo:color="#00B050"/>
    </style:style>
    <style:style style:name="P42" style:parent-style-name="Standard" style:family="paragraph">
      <style:text-properties fo:color="#00B050"/>
    </style:style>
    <style:style style:name="P43" style:parent-style-name="Standard" style:family="paragraph">
      <style:text-properties fo:color="#00B050"/>
    </style:style>
    <style:style style:name="P44" style:parent-style-name="Standard" style:family="paragraph">
      <style:text-properties fo:color="#00B050"/>
    </style:style>
    <style:style style:name="P45" style:parent-style-name="Standard" style:family="paragraph">
      <style:text-properties fo:color="#00B050"/>
    </style:style>
    <style:style style:name="P46" style:parent-style-name="Standard" style:family="paragraph">
      <style:text-properties fo:color="#00B050"/>
    </style:style>
    <style:style style:name="P47" style:parent-style-name="Standard" style:family="paragraph">
      <style:text-properties fo:color="#00B050"/>
    </style:style>
    <style:style style:name="P48" style:parent-style-name="Standard" style:family="paragraph">
      <style:text-properties fo:color="#00B050"/>
    </style:style>
    <style:style style:name="P49" style:parent-style-name="Standard" style:family="paragraph">
      <style:text-properties fo:color="#00B050"/>
    </style:style>
    <style:style style:name="P50" style:parent-style-name="Standard" style:family="paragraph">
      <style:text-properties fo:color="#00B050"/>
    </style:style>
    <style:style style:name="P51" style:parent-style-name="Standard" style:family="paragraph">
      <style:text-properties fo:color="#00B050"/>
    </style:style>
    <style:style style:name="P52" style:parent-style-name="Standard" style:family="paragraph">
      <style:text-properties fo:color="#00B050"/>
    </style:style>
    <style:style style:name="P53" style:parent-style-name="Standard" style:family="paragraph">
      <style:text-properties fo:color="#00B050"/>
    </style:style>
    <style:style style:name="P54" style:parent-style-name="Standard" style:family="paragraph">
      <style:text-properties fo:color="#00B050"/>
    </style:style>
    <style:style style:name="P55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Standard" style:list-style-name="LFO1" style:family="paragraph">
      <style:text-properties fo:color="#00B050"/>
    </style:style>
    <style:style style:name="P58" style:parent-style-name="Standard" style:list-style-name="LFO1" style:family="paragraph">
      <style:text-properties fo:color="#00B050"/>
    </style:style>
    <style:style style:name="P59" style:parent-style-name="Standard" style:list-style-name="LFO1" style:family="paragraph">
      <style:text-properties fo:color="#FFC000"/>
    </style:style>
    <style:style style:name="P60" style:parent-style-name="Standard" style:list-style-name="LFO1" style:family="paragraph">
      <style:text-properties fo:color="#FFC000"/>
    </style:style>
    <style:style style:name="P61" style:parent-style-name="Standard" style:list-style-name="LFO1" style:family="paragraph">
      <style:text-properties fo:color="#00B050"/>
    </style:style>
    <style:style style:name="P62" style:parent-style-name="Standard" style:list-style-name="LFO1" style:family="paragraph">
      <style:text-properties fo:color="#FFC000"/>
    </style:style>
    <style:style style:name="P63" style:parent-style-name="Standard" style:list-style-name="LFO1" style:family="paragraph"/>
    <style:style style:name="T64" style:parent-style-name="Fuentedepárrafopredeter." style:family="text">
      <style:text-properties fo:color="#FFC000"/>
    </style:style>
    <style:style style:name="T65" style:parent-style-name="Fuentedepárrafopredeter." style:family="text">
      <style:text-properties fo:color="#FFC000"/>
    </style:style>
    <style:style style:name="P66" style:parent-style-name="Standard" style:list-style-name="LFO1" style:family="paragraph"/>
    <style:style style:name="T67" style:parent-style-name="Fuentedepárrafopredeter." style:family="text">
      <style:text-properties fo:color="#FFC000"/>
    </style:style>
    <style:style style:name="P68" style:parent-style-name="Standard" style:list-style-name="LFO1" style:family="paragraph">
      <style:text-properties fo:color="#00B050"/>
    </style:style>
    <style:style style:name="P69" style:parent-style-name="Standard" style:list-style-name="LFO1" style:family="paragraph">
      <style:text-properties fo:color="#00B050"/>
    </style:style>
    <style:style style:name="P70" style:parent-style-name="Standard" style:list-style-name="LFO1" style:family="paragraph">
      <style:text-properties fo:color="#00B050"/>
    </style:style>
    <style:style style:name="P71" style:parent-style-name="Standard" style:list-style-name="LFO2" style:family="paragraph"/>
    <style:style style:name="P72" style:parent-style-name="Standard" style:list-style-name="LFO2" style:family="paragraph"/>
    <style:style style:name="T73" style:parent-style-name="Fuentedepárrafopredeter." style:family="text">
      <style:text-properties fo:color="#00B050"/>
    </style:style>
    <style:style style:name="T74" style:parent-style-name="Fuentedepárrafopredeter." style:family="text">
      <style:text-properties fo:font-weight="bold" style:font-weight-asian="bold" style:font-weight-complex="bold" fo:color="#00B050"/>
    </style:style>
    <style:style style:name="P75" style:parent-style-name="Standard" style:family="paragraph">
      <style:text-properties fo:color="#00B050"/>
    </style:style>
    <style:style style:name="P76" style:parent-style-name="Standard" style:list-style-name="LFO1" style:family="paragraph">
      <style:text-properties fo:color="#00B050"/>
    </style:style>
    <style:style style:name="P77" style:parent-style-name="Standard" style:list-style-name="LFO1" style:family="paragraph">
      <style:text-properties fo:color="#00B050"/>
    </style:style>
    <style:style style:name="P78" style:parent-style-name="Standard" style:list-style-name="LFO1" style:family="paragraph">
      <style:text-properties fo:color="#00B050"/>
    </style:style>
    <style:style style:name="P79" style:parent-style-name="Standard" style:list-style-name="LFO1" style:family="paragraph">
      <style:text-properties fo:color="#00B050"/>
    </style:style>
    <style:style style:name="P80" style:parent-style-name="Standard" style:list-style-name="LFO1" style:family="paragraph">
      <style:text-properties fo:color="#00B050"/>
    </style:style>
    <style:style style:name="P81" style:parent-style-name="Standard" style:list-style-name="LFO1" style:family="paragraph">
      <style:text-properties fo:color="#00B050"/>
    </style:style>
    <style:style style:name="P82" style:parent-style-name="Standard" style:list-style-name="LFO1" style:family="paragraph">
      <style:text-properties fo:color="#00B050"/>
    </style:style>
    <style:style style:name="P83" style:parent-style-name="Standard" style:list-style-name="LFO1" style:family="paragraph">
      <style:text-properties fo:color="#00B050"/>
    </style:style>
    <style:style style:name="P84" style:parent-style-name="Standard" style:list-style-name="LFO1" style:family="paragraph">
      <style:text-properties fo:color="#00B050"/>
    </style:style>
    <style:style style:name="P85" style:parent-style-name="Standard" style:family="paragraph">
      <style:paragraph-properties fo:break-before="page"/>
    </style:style>
    <style:style style:name="P86" style:parent-style-name="Standard" style:list-style-name="LFO3" style:family="paragraph">
      <style:text-properties fo:color="#00B050"/>
    </style:style>
    <style:style style:name="P87" style:parent-style-name="Standard" style:list-style-name="LFO3" style:family="paragraph">
      <style:text-properties fo:color="#00B050"/>
    </style:style>
    <style:style style:name="P88" style:parent-style-name="Standard" style:list-style-name="LFO3" style:family="paragraph">
      <style:text-properties fo:color="#00B050"/>
    </style:style>
    <style:style style:name="P89" style:parent-style-name="Standard" style:list-style-name="LFO3" style:family="paragraph">
      <style:text-properties fo:color="#00B050"/>
    </style:style>
    <style:style style:name="T90" style:parent-style-name="Fuentedepárrafopredeter." style:family="text">
      <style:text-properties fo:font-weight="bold" style:font-weight-asian="bold" style:font-weight-complex="bold" fo:color="#00B050"/>
    </style:style>
    <style:style style:name="P91" style:parent-style-name="Standard" style:family="paragraph">
      <style:text-properties fo:color="#00B050"/>
    </style:style>
    <style:style style:name="P92" style:parent-style-name="Standard" style:family="paragraph">
      <style:text-properties fo:color="#00B050"/>
    </style:style>
    <style:style style:name="P93" style:parent-style-name="Standard" style:family="paragraph">
      <style:text-properties fo:color="#00B050"/>
    </style:style>
    <style:style style:name="P94" style:parent-style-name="Standard" style:list-style-name="LFO1" style:family="paragraph"/>
    <style:style style:name="T95" style:parent-style-name="Fuentedepárrafopredeter." style:family="text">
      <style:text-properties fo:color="#00B050"/>
    </style:style>
    <style:style style:name="T96" style:parent-style-name="Fuentedepárrafopredeter." style:family="text">
      <style:text-properties fo:color="#00B050"/>
    </style:style>
    <style:style style:name="P97" style:parent-style-name="Standard" style:list-style-name="LFO1" style:family="paragraph">
      <style:text-properties fo:color="#00B050"/>
    </style:style>
    <style:style style:name="P98" style:parent-style-name="Standard" style:list-style-name="LFO1" style:family="paragraph">
      <style:text-properties fo:color="#00B050"/>
    </style:style>
    <style:style style:name="P99" style:parent-style-name="Standard" style:list-style-name="LFO1" style:family="paragraph">
      <style:paragraph-properties fo:margin-left="0.9847in">
        <style:tab-stops/>
      </style:paragraph-properties>
    </style:style>
    <style:style style:name="T100" style:parent-style-name="Fuentedepárrafopredeter." style:family="text">
      <style:text-properties fo:color="#00B050"/>
    </style:style>
    <style:style style:name="P101" style:parent-style-name="Standard" style:list-style-name="LFO1" style:family="paragraph">
      <style:paragraph-properties fo:margin-left="0.9847in">
        <style:tab-stops/>
      </style:paragraph-properties>
      <style:text-properties fo:color="#00B050"/>
    </style:style>
    <style:style style:name="P102" style:parent-style-name="Standard" style:list-style-name="LFO1" style:family="paragraph">
      <style:text-properties fo:color="#00B050"/>
    </style:style>
    <style:style style:name="T103" style:parent-style-name="Fuentedepárrafopredeter." style:family="text">
      <style:text-properties fo:color="#00B050"/>
    </style:style>
    <style:style style:name="T104" style:parent-style-name="Fuentedepárrafopredeter." style:family="text">
      <style:text-properties fo:font-weight="bold" style:font-weight-asian="bold" style:font-weight-complex="bold" fo:color="#00B050"/>
    </style:style>
    <style:style style:name="P105" style:parent-style-name="Standard" style:family="paragraph">
      <style:text-properties fo:color="#00B050"/>
    </style:style>
    <style:style style:name="P106" style:parent-style-name="Standard" style:family="paragraph">
      <style:text-properties fo:color="#00B050"/>
    </style:style>
    <style:style style:name="P107" style:parent-style-name="Standard" style:family="paragraph">
      <style:text-properties fo:color="#00B050"/>
    </style:style>
    <style:style style:name="P108" style:parent-style-name="Standard" style:list-style-name="LFO1" style:family="paragraph">
      <style:text-properties fo:color="#00B050"/>
    </style:style>
    <style:style style:name="P109" style:parent-style-name="Standard" style:list-style-name="LFO1" style:family="paragraph">
      <style:text-properties fo:color="#00B050"/>
    </style:style>
    <style:style style:name="P110" style:parent-style-name="Standard" style:list-style-name="LFO1" style:family="paragraph">
      <style:text-properties fo:color="#00B050"/>
    </style:style>
    <style:style style:name="P111" style:parent-style-name="Standard" style:list-style-name="LFO1" style:family="paragraph">
      <style:text-properties fo:color="#00B050"/>
    </style:style>
    <style:style style:name="P112" style:parent-style-name="Standard" style:list-style-name="LFO4" style:family="paragraph">
      <style:text-properties fo:color="#00B050"/>
    </style:style>
    <style:style style:name="P113" style:parent-style-name="Standard" style:list-style-name="LFO4" style:family="paragraph">
      <style:text-properties fo:color="#00B050"/>
    </style:style>
    <style:style style:name="P114" style:parent-style-name="Standard" style:list-style-name="LFO4" style:family="paragraph">
      <style:text-properties fo:color="#00B050"/>
    </style:style>
  </office:automatic-styles>
  <office:body>
    <office:text text:use-soft-page-breaks="true">
      <text:p text:style-name="P1">APLICACIÓN BANCARIA</text:p>
      <text:p text:style-name="Standard"/>
      <text:p text:style-name="Standard"><text:span text:style-name="T2"><text:tab/></text:span><text:span text:style-name="T3">Preliminar.- Ajuste de clave</text:span></text:p>
      <text:p text:style-name="P4"/>
      <text:p text:style-name="P5"><text:tab/>Para que la conexión a MySQL no de problemas se recomienda que la clave de root sea “cmadrid”. La clave del usuario root de MySQL<text:s/>se puede cambiar con:</text:p>
      <text:p text:style-name="P6"/>
      <text:p text:style-name="P7"><text:tab/><text:tab/>SET PASSWORD = PASSWORD('cmadrid');</text:p>
      <text:p text:style-name="P8"/>
      <text:p text:style-name="P9"><text:tab/>También se puede cambiar desde el entorno gráfico de phpmyadmin.</text:p>
      <text:p text:style-name="P10"/>
      <text:p text:style-name="P11"><text:tab/>Una vez cambiada la clave, hay que editar el fichero /etc/phpmyadmin/config-db.php y cambiar el valor de la variable $dbpass por 'cmadrid'.</text:p>
      <text:p text:style-name="P12"/>
      <text:p text:style-name="Standard"><text:span text:style-name="T13"><text:tab/></text:span><text:span text:style-name="T14">Practica 1.- Programa que cree la base de datos, sus tablas y los datos iniciales de prueba. Su nombre será crearbd.php</text:span></text:p>
      <text:p text:style-name="P15"/>
      <text:p text:style-name="P16"><text:tab/>Las instrucciones fundamentales para esta práctica son:</text:p>
      <text:p text:style-name="P17"/>
      <text:p text:style-name="P18"><text:tab/>Para crear la base de datos:</text:p>
      <text:p text:style-name="P19"/>
      <text:p text:style-name="P20"><text:tab/><text:tab/>CREATE <text:s/>DATABASE <text:s/>'Banco';</text:p>
      <text:p text:style-name="P21"/>
      <text:p text:style-name="P22"><text:tab/>Para que las relaciones entre las tablas sean correctas el orden de creación debe ser: clientes, cuentas y movimientos.</text:p>
      <text:p text:style-name="P23"/>
      <text:p text:style-name="P24"><text:tab/>Para crear la tabla de clientes:</text:p>
      <text:p text:style-name="P25"/>
      <text:p text:style-name="P26">$sql = "CREATE TABLE clientes (cl_dni VARCHAR(9) <text:s/>NOT NULL, " .</text:p>
      <text:p text:style-name="P27"><text:s text:c="31"/>"cl_nom VARCHAR(50) NOT NULL, " .</text:p>
      <text:p text:style-name="P28"><text:s text:c="31"/>"cl_dir VARCHAR(60) NOT NULL, " .</text:p>
      <text:p text:style-name="P29"><text:s text:c="31"/>"cl_tel VARCHAR(9) <text:s/>NOT NULL, " .</text:p>
      <text:p text:style-name="P30"><text:s text:c="31"/>"cl_ema VARCHAR(65) NOT NULL, " .</text:p>
      <text:p text:style-name="P31"><text:s text:c="31"/>"cl_fna DATE, " .</text:p>
      <text:p text:style-name="P32"><text:s text:c="31"/>"cl_fcl DATE <text:s text:c="7"/>NOT NULL, " .</text:p>
      <text:p text:style-name="P33"><text:s text:c="31"/>"cl_ncu TINYINT(2) <text:s/>NOT NULL, " .</text:p>
      <text:p text:style-name="P34"><text:s text:c="31"/>"cl_sal INT(8) <text:s text:c="5"/>NOT NULL, " .</text:p>
      <text:p text:style-name="P35"><text:s text:c="31"/>"PRIMARY KEY<text:s/>(cl_dni)) ENGINE = MYISAM;";</text:p>
      <text:p text:style-name="P36"/>
      <text:p text:style-name="P37"><text:tab/>La tabla de cuentas:</text:p>
      <text:p text:style-name="P38"/>
      <text:p text:style-name="P39"><text:s/>$sql = "CREATE TABLE cuentas (cu_ncu VARCHAR(10) <text:s/>NOT NULL, " .</text:p>
      <text:p text:style-name="P40"><text:s text:c="30"/>"cu_dn1 VARCHAR(9) <text:s text:c="2"/>NOT NULL, " .</text:p>
      <text:p text:style-name="P41"><text:s text:c="30"/>"cu_dn2 VARCHAR(9), " .</text:p>
      <text:p text:style-name="P42"><text:s text:c="18"/><text:s text:c="12"/>"cu_sal INT(8) <text:s text:c="5"/>NOT NULL, " .</text:p>
      <text:p text:style-name="P43"><text:s text:c="30"/>"PRIMARY KEY (cu_ncu), " .</text:p>
      <text:p text:style-name="P44"><text:s text:c="30"/>"FOREIGN KEY (cu_dn1, cu_dn2) REFERENCES clientes(cl_dni, cl_dni)" .</text:p>
      <text:p text:style-name="P45"><text:s text:c="30"/>") ENGINE = MYISAM;";</text:p>
      <text:p text:style-name="P46"/>
      <text:p text:style-name="P47"><text:tab/>La tabla de movimientos:</text:p>
      <text:p text:style-name="P48"/>
      <text:p text:style-name="P49"><text:s/>$sql = "CREATE TABLE movimientos (mo_ncu VARCHAR(10) <text:s/>NOT NULL, " .</text:p>
      <text:soft-page-break/>
      <text:p text:style-name="P50"><text:s text:c="34"/>"mo_fec DATE <text:s text:c="8"/>NOT NULL, " .</text:p>
      <text:p text:style-name="P51"><text:s text:c="34"/>"mo_hor VARCHAR(6) <text:s text:c="2"/>NOT NULL, " .</text:p>
      <text:p text:style-name="P52"><text:s text:c="34"/>"mo_des VARCHAR(80) <text:s/>NOT NULL, " .</text:p>
      <text:p text:style-name="P53"><text:s text:c="34"/>"mo_imp INT(8) <text:s text:c="6"/>NOT NULL, " .</text:p>
      <text:p text:style-name="P54"><text:s text:c="34"/>"PRIMARY KEY (mo_ncu, mo_fec, mo_hor)) ENGINE = MYISAM;";</text:p>
      <text:p text:style-name="Standard"/>
      <text:p text:style-name="P55">HACER UN LOGIN</text:p>
      <text:p text:style-name="Standard"/>
      <text:p text:style-name="Standard"/>
      <text:p text:style-name="Standard"><text:tab/><text:span text:style-name="T56">Práctica 2.- Apertura de cuenta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57">Introducción del nº de cuenta.</text:p>
        </text:list-item>
        <text:list-item>
          <text:p text:style-name="P58">Comprobar en el cliente que el 10º dígito corresponde al resto de dividir la suma de los otros 9 entre 9.</text:p>
        </text:list-item>
        <text:list-item>
          <text:p text:style-name="P59">Realizar la misma comprobación en el servidor.</text:p>
        </text:list-item>
        <text:list-item>
          <text:p text:style-name="P60">Comprobar que la cuenta no está dada de alta.</text:p>
        </text:list-item>
        <text:list-item>
          <text:p text:style-name="P61">Introducir el DNI del primer titular comprobando en el cliente que el formato es el adecuado.</text:p>
        </text:list-item>
        <text:list-item>
          <text:p text:style-name="P62">Comprobar en el servidor que el formato es el adecuado.</text:p>
        </text:list-item>
        <text:list-item>
          <text:p text:style-name="P63"><text:span text:style-name="T64">Comprobar si el titular ya está dado de al</text:span><text:span text:style-name="T65">ta en la tabla de clientes.</text:span></text:p>
        </text:list-item>
        <text:list-item>
          <text:p text:style-name="P66"><text:span text:style-name="T67">En el servidor al agregar generar pin aleatorio para las cuentas nuevas. (4 digitos)</text:span></text:p>
        </text:list-item>
        <text:list-item>
          <text:p text:style-name="P68">Si el titular no existe pedir todos sus datos. Si existe mostrar sus datos.</text:p>
        </text:list-item>
        <text:list-item>
          <text:p text:style-name="P69">Preguntar si se desea un 2º titular y proceder de forma similar al primero en caso afirmativo, teniendo en cuenta que el DNI del 2º titular debe ser distinto al del 1º.</text:p>
        </text:list-item>
        <text:list-item>
          <text:p text:style-name="P70">Pedir conformidad con la operación realizando las siguientes operaciones con las tablas en caso afirmativo:</text:p>
        </text:list-item>
      </text:list>
      <text:list text:style-name="LFO2" text:continue-numbering="true">
        <text:list-item>
          <text:list>
            <text:list-item>
              <text:p text:style-name="P71">Grabar un registro en la tabla de cuentas.</text:p>
            </text:list-item>
            <text:list-item>
              <text:p text:style-name="P72">Grabar el cliente o clientes en la tabla de clientes si no existián o incrementar su número de cuentas abiertas si ya existían.<text:s/></text:p>
            </text:list-item>
          </text:list>
        </text:list-item>
      </text:list>
      <text:p text:style-name="Standard"/>
      <text:p text:style-name="Standard"><text:span text:style-name="T73"><text:tab/></text:span><text:span text:style-name="T74">Práctica 3.- Ingresos y reintegros</text:span></text:p>
      <text:p text:style-name="Standard"/>
      <text:p text:style-name="P75"><text:tab/>Se realizarán como mínimo las siguientes operaciones:</text:p>
      <text:p text:style-name="Standard"/>
      <text:list text:style-name="LFO1" text:continue-numbering="true">
        <text:list-item>
          <text:p text:style-name="P76">Elección de la operación (Ingreso/Reintegro) mediante un elemento de tipo “radio button”.</text:p>
        </text:list-item>
        <text:list-item>
          <text:p text:style-name="P77">Introducción del nº de cuenta.</text:p>
        </text:list-item>
        <text:list-item>
          <text:p text:style-name="P78">Comprobar en el cliente que el 10º dígito corresponde al resto de dividir la suma de los otros 9 entre 9.</text:p>
        </text:list-item>
        <text:list-item>
          <text:p text:style-name="P79">Realizar la misma comprobación en el servidor.</text:p>
        </text:list-item>
        <text:list-item>
          <text:p text:style-name="P80">Comprobar que la cuenta está dada de alta.</text:p>
        </text:list-item>
        <text:list-item>
          <text:p text:style-name="P81">Introducir una descripción de la operación.</text:p>
        </text:list-item>
        <text:list-item>
          <text:p text:style-name="P82">Introducir el importe de la operación. Aquí podría realizarse la comprobación correspondiente en el caso de “Reintegro”.</text:p>
        </text:list-item>
        <text:list-item>
          <text:p text:style-name="P83">Pedir conformidad con la operación.</text:p>
        </text:list-item>
        <text:list-item>
          <text:p text:style-name="P84">Comprobar que en caso de “Reintegro” el saldo de la cuenta no es inferior al importe y realizar las siguientes operaciones con las tablas en caso oportuno:</text:p>
        </text:list-item>
      </text:list>
      <text:p text:style-name="P85"/>
      <text:list text:style-name="LFO3" text:continue-numbering="true">
        <text:list-item>
          <text:list>
            <text:list-item>
              <text:p text:style-name="P86">Modificar el saldo de la tabla de cuentas.</text:p>
            </text:list-item>
            <text:list-item>
              <text:p text:style-name="P87">Modificar el saldo del cliente o clientes en la tabla de clientes.</text:p>
            </text:list-item>
            <text:list-item>
              <text:p text:style-name="P88">Grabar un movimiento. La fecha y la hora deberán tomarse del sistema. El importe se grabará en negativo<text:s/>si la operación es un reintegro.</text:p>
            </text:list-item>
            <text:list-item>
              <text:p text:style-name="P89">Opcionalmente puede probarse una operación de rollback.</text:p>
            </text:list-item>
          </text:list>
        </text:list-item>
      </text:list>
      <text:p text:style-name="Standard"/>
      <text:p text:style-name="Standard"/>
      <text:p text:style-name="Standard"><text:tab/><text:span text:style-name="T90">Práctica 4.- Listado de movimientos</text:span></text:p>
      <text:p text:style-name="P91"/>
      <text:p text:style-name="P92"><text:tab/>Se realizarán como mínimo las siguientes operaciones:</text:p>
      <text:p text:style-name="P93"/>
      <text:list text:style-name="LFO1" text:continue-numbering="true">
        <text:list-item>
          <text:p text:style-name="P94"><text:span text:style-name="T95">Introducción del nº de cuenta, fecha del primer movimiento y fecha del<text:s/></text:span><text:span text:style-name="T96">último.</text:span></text:p>
        </text:list-item>
        <text:list-item>
          <text:p text:style-name="P97">Visualizar los movimientos que corresponda.</text:p>
        </text:list-item>
        <text:list-item>
          <text:p text:style-name="P98">Deben realizarse las siguientes comprobaciones:</text:p>
        </text:list-item>
        <text:list-item>
          <text:p text:style-name="P99"><text:span text:style-name="T100">Que el número de cuenta es correcto (en cliente y servidor).</text:span></text:p>
        </text:list-item>
        <text:list-item>
          <text:p text:style-name="P101">Que las fechas son correctas. La fecha del último movimiento no debe ser anterior a la del primero; si no es así se mostrará el error o se intercambiarán.</text:p>
        </text:list-item>
        <text:list-item>
          <text:p text:style-name="P102">Deben contemplarse los errores o excepciones de “Cuenta inexistente” y “Cuenta sin movimientos entre las fechas especificadas”.</text:p>
        </text:list-item>
      </text:list>
      <text:p text:style-name="Standard"/>
      <text:p text:style-name="Standard"/>
      <text:p text:style-name="Standard"><text:span text:style-name="T103"><text:tab/></text:span><text:span text:style-name="T104">Práctica 5.- Cierre de cuentas</text:span></text:p>
      <text:p text:style-name="P105"/>
      <text:p text:style-name="P106"><text:tab/>Se realizarán como mínimo las<text:s/>siguientes operaciones:</text:p>
      <text:p text:style-name="P107"/>
      <text:list text:style-name="LFO1" text:continue-numbering="true">
        <text:list-item>
          <text:p text:style-name="P108">Introducción del nº de cuenta y comprobar su existencia.</text:p>
        </text:list-item>
        <text:list-item>
          <text:p text:style-name="P109">Visualizar los datos relativos a la misma (incluida información de los titulares).</text:p>
        </text:list-item>
        <text:list-item>
          <text:p text:style-name="P110">Comprobar que el saldo de la cuenta sea cero.</text:p>
        </text:list-item>
        <text:list-item>
          <text:p text:style-name="P111">Pedir conformidad con la operación. En caso afirmativo se realizarán las siguientes actualizaciones:</text:p>
        </text:list-item>
      </text:list>
      <text:list text:style-name="LFO4" text:continue-numbering="true">
        <text:list-item>
          <text:list>
            <text:list-item>
              <text:p text:style-name="P112">Eliminación del registro de la tabla de cuentas.</text:p>
            </text:list-item>
            <text:list-item>
              <text:p text:style-name="P113">Eliminar los titulares si es su única cuenta abierta o restar uno al número de cuentas abiertas en el caso de que el titular tenga más cuentas.</text:p>
            </text:list-item>
            <text:list-item>
              <text:p text:style-name="P114">Eliminar los movimientos de la cuenta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DejaVu Sans Mono" style:font-name-asian="AR PL UMing HK" style:font-name-complex="DejaVu Sans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iago </meta:initial-creator>
    <dc:creator>Andrei García</dc:creator>
    <meta:creation-date>2012-03-08T21:40:00Z</meta:creation-date>
    <dc:date>2018-03-08T10:30:00Z</dc:date>
    <meta:template xlink:href="Normal.dotm" xlink:type="simple"/>
    <meta:editing-cycles>53</meta:editing-cycles>
    <meta:editing-duration>PT192900S</meta:editing-duration>
    <meta:document-statistic meta:page-count="3" meta:paragraph-count="11" meta:word-count="909" meta:character-count="5902" meta:row-count="41" meta:non-whitespace-character-count="5004"/>
  </office:meta>
</office:document-meta>
</file>